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0.77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33.04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_error_rms_a1_t0028_r0001" table:style-name="ta1">
        <table:shapes>
          <draw:frame draw:z-index="0" draw:style-name="gr1" draw:text-style-name="P1" svg:width="211.03mm" svg:height="117.67mm" svg:x="39.38mm" svg:y="56.05mm">
            <loext:p draw:notify-on-update-of-ranges="summary_error_rms_a1_t0028_r0001.A4:summary_error_rms_a1_t0028_r0001.A4 summary_error_rms_a1_t0028_r0001.B4:summary_error_rms_a1_t0028_r0001.O4 summary_error_rms_a1_t0028_r0001.A5:summary_error_rms_a1_t0028_r0001.A5 summary_error_rms_a1_t0028_r0001.B5:summary_error_rms_a1_t0028_r0001.O5 summary_error_rms_a1_t0028_r0001.A6:summary_error_rms_a1_t0028_r0001.A6 summary_error_rms_a1_t0028_r0001.B6:summary_error_rms_a1_t0028_r0001.O6 summary_error_rms_a1_t0028_r0001.A7:summary_error_rms_a1_t0028_r0001.A7 summary_error_rms_a1_t0028_r0001.B7:summary_error_rms_a1_t0028_r0001.O7 summary_error_rms_a1_t0028_r0001.A8:summary_error_rms_a1_t0028_r0001.A8 summary_error_rms_a1_t0028_r0001.B8:summary_error_rms_a1_t0028_r0001.O8 summary_error_rms_a1_t0028_r0001.A9:summary_error_rms_a1_t0028_r0001.A9 summary_error_rms_a1_t0028_r0001.B9:summary_error_rms_a1_t0028_r0001.O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#TI RMS Error vs. resolution, MPI ranks=1, threads=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X Simulation ty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Y Resolu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\SimType</text:p>
          </table:table-cell>
          <table:table-cell office:value-type="string" calcext:value-type="string">
            <text:p>nr_fd_cart_cgrid</text:p>
          </table:table-cell>
          <table:table-cell office:value-type="string" calcext:value-type="string">
            <text:p>rexi_fd_par_m0008</text:p>
          </table:table-cell>
          <table:table-cell office:value-type="string" calcext:value-type="string">
            <text:p>rexi_fd_par_m0016</text:p>
          </table:table-cell>
          <table:table-cell office:value-type="string" calcext:value-type="string">
            <text:p>rexi_fd_par_m0032</text:p>
          </table:table-cell>
          <table:table-cell office:value-type="string" calcext:value-type="string">
            <text:p>rexi_fd_par_m0064</text:p>
          </table:table-cell>
          <table:table-cell office:value-type="string" calcext:value-type="string">
            <text:p>rexi_fd_par_m0128</text:p>
          </table:table-cell>
          <table:table-cell office:value-type="string" calcext:value-type="string">
            <text:p>rexi_fd_par_m0256</text:p>
          </table:table-cell>
          <table:table-cell office:value-type="string" calcext:value-type="string">
            <text:p>rexi_fd_par_m0512</text:p>
          </table:table-cell>
          <table:table-cell office:value-type="string" calcext:value-type="string">
            <text:p>rexi_fd_par_m1024</text:p>
          </table:table-cell>
          <table:table-cell office:value-type="string" calcext:value-type="string">
            <text:p>rexi_fd_par_m2048</text:p>
          </table:table-cell>
          <table:table-cell office:value-type="string" calcext:value-type="string">
            <text:p>rexi_fd_par_m4096</text:p>
          </table:table-cell>
          <table:table-cell office:value-type="string" calcext:value-type="string">
            <text:p>rexi_fd_par_m8192</text:p>
          </table:table-cell>
          <table:table-cell office:value-type="string" calcext:value-type="string">
            <text:p>rexi_fd_par_m16384</text:p>
          </table:table-cell>
          <table:table-cell office:value-type="string" calcext:value-type="string">
            <text:p>rexi_fd_par_m327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19052009906" calcext:value-type="float">
            <text:p>0.9190520099</text:p>
          </table:table-cell>
          <table:table-cell office:value-type="float" office:value="0.658596135634" calcext:value-type="float">
            <text:p>0.6585961356</text:p>
          </table:table-cell>
          <table:table-cell office:value-type="float" office:value="0.658542845612" calcext:value-type="float">
            <text:p>0.6585428456</text:p>
          </table:table-cell>
          <table:table-cell office:value-type="float" office:value="0.658556176108" calcext:value-type="float">
            <text:p>0.6585561761</text:p>
          </table:table-cell>
          <table:table-cell office:value-type="float" office:value="0.658594011159" calcext:value-type="float">
            <text:p>0.6585940112</text:p>
          </table:table-cell>
          <table:table-cell office:value-type="float" office:value="0.923995606054" calcext:value-type="float">
            <text:p>0.9239956061</text:p>
          </table:table-cell>
          <table:table-cell office:value-type="float" office:value="0.884093474186" calcext:value-type="float">
            <text:p>0.8840934742</text:p>
          </table:table-cell>
          <table:table-cell office:value-type="float" office:value="0.875400099093" calcext:value-type="float">
            <text:p>0.8754000991</text:p>
          </table:table-cell>
          <table:table-cell office:value-type="float" office:value="0.877128549455" calcext:value-type="float">
            <text:p>0.8771285495</text:p>
          </table:table-cell>
          <table:table-cell office:value-type="float" office:value="0.877396451369" calcext:value-type="float">
            <text:p>0.8773964514</text:p>
          </table:table-cell>
          <table:table-cell office:value-type="float" office:value="0.877306529432" calcext:value-type="float">
            <text:p>0.8773065294</text:p>
          </table:table-cell>
          <table:table-cell office:value-type="float" office:value="0.877287816555" calcext:value-type="float">
            <text:p>0.8772878166</text:p>
          </table:table-cell>
          <table:table-cell office:value-type="float" office:value="0.877290744353" calcext:value-type="float">
            <text:p>0.8772907444</text:p>
          </table:table-cell>
          <table:table-cell office:value-type="float" office:value="0.877291695151" calcext:value-type="float">
            <text:p>0.87729169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65320672823" calcext:value-type="float">
            <text:p>0.5653206728</text:p>
          </table:table-cell>
          <table:table-cell office:value-type="float" office:value="0.658320485708" calcext:value-type="float">
            <text:p>0.6583204857</text:p>
          </table:table-cell>
          <table:table-cell office:value-type="float" office:value="0.658309467718" calcext:value-type="float">
            <text:p>0.6583094677</text:p>
          </table:table-cell>
          <table:table-cell office:value-type="float" office:value="0.658315582511" calcext:value-type="float">
            <text:p>0.6583155825</text:p>
          </table:table-cell>
          <table:table-cell office:value-type="float" office:value="0.658326266563" calcext:value-type="float">
            <text:p>0.6583262666</text:p>
          </table:table-cell>
          <table:table-cell office:value-type="float" office:value="0.638283805695" calcext:value-type="float">
            <text:p>0.6382838057</text:p>
          </table:table-cell>
          <table:table-cell office:value-type="float" office:value="0.571518210754" calcext:value-type="float">
            <text:p>0.5715182108</text:p>
          </table:table-cell>
          <table:table-cell office:value-type="float" office:value="0.557571523038" calcext:value-type="float">
            <text:p>0.557571523</text:p>
          </table:table-cell>
          <table:table-cell office:value-type="float" office:value="0.559715524108" calcext:value-type="float">
            <text:p>0.5597155241</text:p>
          </table:table-cell>
          <table:table-cell office:value-type="float" office:value="0.560027333523" calcext:value-type="float">
            <text:p>0.5600273335</text:p>
          </table:table-cell>
          <table:table-cell office:value-type="float" office:value="0.55992344261" calcext:value-type="float">
            <text:p>0.5599234426</text:p>
          </table:table-cell>
          <table:table-cell office:value-type="float" office:value="0.55990191181" calcext:value-type="float">
            <text:p>0.5599019118</text:p>
          </table:table-cell>
          <table:table-cell office:value-type="float" office:value="0.559905278646" calcext:value-type="float">
            <text:p>0.5599052786</text:p>
          </table:table-cell>
          <table:table-cell office:value-type="float" office:value="0.559906371727" calcext:value-type="float">
            <text:p>0.55990637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85493760069" calcext:value-type="float">
            <text:p>0.4854937601</text:p>
          </table:table-cell>
          <table:table-cell office:value-type="float" office:value="0.658428540703" calcext:value-type="float">
            <text:p>0.6584285407</text:p>
          </table:table-cell>
          <table:table-cell office:value-type="float" office:value="0.658426565745" calcext:value-type="float">
            <text:p>0.6584265657</text:p>
          </table:table-cell>
          <table:table-cell office:value-type="float" office:value="0.658428242894" calcext:value-type="float">
            <text:p>0.6584282429</text:p>
          </table:table-cell>
          <table:table-cell office:value-type="float" office:value="0.658430877129" calcext:value-type="float">
            <text:p>0.6584308771</text:p>
          </table:table-cell>
          <table:table-cell office:value-type="float" office:value="0.491721375069" calcext:value-type="float">
            <text:p>0.4917213751</text:p>
          </table:table-cell>
          <table:table-cell office:value-type="float" office:value="0.492472824377" calcext:value-type="float">
            <text:p>0.4924728244</text:p>
          </table:table-cell>
          <table:table-cell office:value-type="float" office:value="0.471737230525" calcext:value-type="float">
            <text:p>0.4717372305</text:p>
          </table:table-cell>
          <table:table-cell office:value-type="float" office:value="0.474963177013" calcext:value-type="float">
            <text:p>0.474963177</text:p>
          </table:table-cell>
          <table:table-cell office:value-type="float" office:value="0.475423127756" calcext:value-type="float">
            <text:p>0.4754231278</text:p>
          </table:table-cell>
          <table:table-cell office:value-type="float" office:value="0.475270181148" calcext:value-type="float">
            <text:p>0.4752701811</text:p>
          </table:table-cell>
          <table:table-cell office:value-type="float" office:value="0.475238488385" calcext:value-type="float">
            <text:p>0.4752384884</text:p>
          </table:table-cell>
          <table:table-cell office:value-type="float" office:value="0.475243444211" calcext:value-type="float">
            <text:p>0.4752434442</text:p>
          </table:table-cell>
          <table:table-cell office:value-type="float" office:value="0.475245053079" calcext:value-type="float">
            <text:p>0.47524505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428054561257" calcext:value-type="float">
            <text:p>0.0428054561</text:p>
          </table:table-cell>
          <table:table-cell office:value-type="float" office:value="0.658472248122" calcext:value-type="float">
            <text:p>0.6584722481</text:p>
          </table:table-cell>
          <table:table-cell office:value-type="float" office:value="0.658471817391" calcext:value-type="float">
            <text:p>0.6584718174</text:p>
          </table:table-cell>
          <table:table-cell office:value-type="float" office:value="0.658472244705" calcext:value-type="float">
            <text:p>0.6584722447</text:p>
          </table:table-cell>
          <table:table-cell office:value-type="float" office:value="0.658472898316" calcext:value-type="float">
            <text:p>0.6584728983</text:p>
          </table:table-cell>
          <table:table-cell office:value-type="float" office:value="0.468579550171" calcext:value-type="float">
            <text:p>0.4685795502</text:p>
          </table:table-cell>
          <table:table-cell office:value-type="float" office:value="0.0285040072838" calcext:value-type="float">
            <text:p>0.0285040073</text:p>
          </table:table-cell>
          <table:table-cell office:value-type="float" office:value="0.0421580414881" calcext:value-type="float">
            <text:p>0.0421580415</text:p>
          </table:table-cell>
          <table:table-cell office:value-type="float" office:value="0.0389885675058" calcext:value-type="float">
            <text:p>0.0389885675</text:p>
          </table:table-cell>
          <table:table-cell office:value-type="float" office:value="0.0385510318557" calcext:value-type="float">
            <text:p>0.0385510319</text:p>
          </table:table-cell>
          <table:table-cell office:value-type="float" office:value="0.038696089088" calcext:value-type="float">
            <text:p>0.0386960891</text:p>
          </table:table-cell>
          <table:table-cell office:value-type="float" office:value="0.0387262568473" calcext:value-type="float">
            <text:p>0.0387262568</text:p>
          </table:table-cell>
          <table:table-cell office:value-type="float" office:value="0.0387215370506" calcext:value-type="float">
            <text:p>0.0387215371</text:p>
          </table:table-cell>
          <table:table-cell office:value-type="float" office:value="0.0387200048713" calcext:value-type="float">
            <text:p>0.03872000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97201414863" calcext:value-type="float">
            <text:p>0.0197201415</text:p>
          </table:table-cell>
          <table:table-cell office:value-type="float" office:value="0.658484319661" calcext:value-type="float">
            <text:p>0.6584843197</text:p>
          </table:table-cell>
          <table:table-cell office:value-type="float" office:value="0.65848421615" calcext:value-type="float">
            <text:p>0.6584842162</text:p>
          </table:table-cell>
          <table:table-cell office:value-type="float" office:value="0.658484323456" calcext:value-type="float">
            <text:p>0.6584843235</text:p>
          </table:table-cell>
          <table:table-cell office:value-type="float" office:value="0.658484486504" calcext:value-type="float">
            <text:p>0.6584844865</text:p>
          </table:table-cell>
          <table:table-cell office:value-type="float" office:value="0.465028024009" calcext:value-type="float">
            <text:p>0.465028024</text:p>
          </table:table-cell>
          <table:table-cell office:value-type="float" office:value="0.0110683682544" calcext:value-type="float">
            <text:p>0.0110683683</text:p>
          </table:table-cell>
          <table:table-cell office:value-type="float" office:value="0.021294904883" calcext:value-type="float">
            <text:p>0.0212949049</text:p>
          </table:table-cell>
          <table:table-cell office:value-type="float" office:value="0.018390553505" calcext:value-type="float">
            <text:p>0.0183905535</text:p>
          </table:table-cell>
          <table:table-cell office:value-type="float" office:value="0.0179944428795" calcext:value-type="float">
            <text:p>0.0179944429</text:p>
          </table:table-cell>
          <table:table-cell office:value-type="float" office:value="0.0181254776149" calcext:value-type="float">
            <text:p>0.0181254776</text:p>
          </table:table-cell>
          <table:table-cell office:value-type="float" office:value="0.0181527512192" calcext:value-type="float">
            <text:p>0.0181527512</text:p>
          </table:table-cell>
          <table:table-cell office:value-type="float" office:value="0.0181484837077" calcext:value-type="float">
            <text:p>0.0181484837</text:p>
          </table:table-cell>
          <table:table-cell office:value-type="float" office:value="0.0181470984317" calcext:value-type="float">
            <text:p>0.01814709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30T11:44:41.799565525</dc:date>
    <dc:creator>martin </dc:creator>
    <meta:editing-duration>PT2M25S</meta:editing-duration>
    <meta:editing-cycles>1</meta:editing-cycles>
    <meta:document-statistic meta:table-count="1" meta:cell-count="93" meta:object-count="1"/>
    <meta:generator>LibreOffice/5.0.3.2$Linux_X86_64 LibreOffice_project/e5f16313668ac592c1bfb310f4390624e3dbfb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04cm" svg:height="11.768cm" xlink:href=".." xlink:type="simple" chart:class="chart:bar" chart:style-name="ch1">
        <chart:legend chart:legend-position="end" svg:x="19.793cm" svg:y="4.589cm" style:legend-expansion="high" chart:style-name="ch2"/>
        <chart:plot-area chart:style-name="ch3" table:cell-range-address="summary_error_rms_a1_t0028_r0001.A4:summary_error_rms_a1_t0028_r0001.O9" chart:data-source-has-labels="both" svg:x="0.422cm" svg:y="0.235cm" svg:width="18.949cm" svg:height="11.298cm">
          <chartooo:coordinate-region svg:x="1.664cm" svg:y="0.434cm" svg:width="17.707cm" svg:height="8.379cm"/>
          <chart:axis chart:dimension="x" chart:name="primary-x" chart:style-name="ch4" chartooo:axis-type="auto">
            <chartooo:date-scale/>
            <chart:categories table:cell-range-address="summary_error_rms_a1_t0028_r0001.B4:summary_error_rms_a1_t0028_r0001.O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_error_rms_a1_t0028_r0001.B5:summary_error_rms_a1_t0028_r0001.O5" chart:label-cell-address="summary_error_rms_a1_t0028_r0001.A5:summary_error_rms_a1_t0028_r0001.A5" chart:class="chart:bar">
            <chart:data-point chart:repeated="14"/>
          </chart:series>
          <chart:series chart:style-name="ch8" chart:values-cell-range-address="summary_error_rms_a1_t0028_r0001.B6:summary_error_rms_a1_t0028_r0001.O6" chart:label-cell-address="summary_error_rms_a1_t0028_r0001.A6:summary_error_rms_a1_t0028_r0001.A6" chart:class="chart:bar">
            <chart:data-point chart:repeated="14"/>
          </chart:series>
          <chart:series chart:style-name="ch9" chart:values-cell-range-address="summary_error_rms_a1_t0028_r0001.B7:summary_error_rms_a1_t0028_r0001.O7" chart:label-cell-address="summary_error_rms_a1_t0028_r0001.A7:summary_error_rms_a1_t0028_r0001.A7" chart:class="chart:bar">
            <chart:data-point chart:repeated="14"/>
          </chart:series>
          <chart:series chart:style-name="ch10" chart:values-cell-range-address="summary_error_rms_a1_t0028_r0001.B8:summary_error_rms_a1_t0028_r0001.O8" chart:label-cell-address="summary_error_rms_a1_t0028_r0001.A8:summary_error_rms_a1_t0028_r0001.A8" chart:class="chart:bar">
            <chart:data-point chart:repeated="14"/>
          </chart:series>
          <chart:series chart:style-name="ch11" chart:values-cell-range-address="summary_error_rms_a1_t0028_r0001.B9:summary_error_rms_a1_t0028_r0001.O9" chart:label-cell-address="summary_error_rms_a1_t0028_r0001.A9:summary_error_rms_a1_t0028_r0001.A9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r_fd_cart_cgrid</text:p>
                <draw:g>
                  <svg:desc>summary_error_rms_a1_t0028_r0001.B4:summary_error_rms_a1_t0028_r0001.O4</svg:desc>
                </draw:g>
              </table:table-cell>
              <table:table-cell office:value-type="string">
                <text:p>rexi_fd_par_m0008</text:p>
              </table:table-cell>
              <table:table-cell office:value-type="string">
                <text:p>rexi_fd_par_m0016</text:p>
              </table:table-cell>
              <table:table-cell office:value-type="string">
                <text:p>rexi_fd_par_m0032</text:p>
              </table:table-cell>
              <table:table-cell office:value-type="string">
                <text:p>rexi_fd_par_m0064</text:p>
              </table:table-cell>
              <table:table-cell office:value-type="string">
                <text:p>rexi_fd_par_m0128</text:p>
              </table:table-cell>
              <table:table-cell office:value-type="string">
                <text:p>rexi_fd_par_m0256</text:p>
              </table:table-cell>
              <table:table-cell office:value-type="string">
                <text:p>rexi_fd_par_m0512</text:p>
              </table:table-cell>
              <table:table-cell office:value-type="string">
                <text:p>rexi_fd_par_m1024</text:p>
              </table:table-cell>
              <table:table-cell office:value-type="string">
                <text:p>rexi_fd_par_m2048</text:p>
              </table:table-cell>
              <table:table-cell office:value-type="string">
                <text:p>rexi_fd_par_m4096</text:p>
              </table:table-cell>
              <table:table-cell office:value-type="string">
                <text:p>rexi_fd_par_m8192</text:p>
              </table:table-cell>
              <table:table-cell office:value-type="string">
                <text:p>rexi_fd_par_m16384</text:p>
              </table:table-cell>
              <table:table-cell office:value-type="string">
                <text:p>rexi_fd_par_m32768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  <draw:g>
                  <svg:desc>summary_error_rms_a1_t0028_r0001.A5:summary_error_rms_a1_t0028_r0001.A5</svg:desc>
                </draw:g>
              </table:table-cell>
              <table:table-cell office:value-type="float" office:value="0.919052009906">
                <text:p>0.919052009906</text:p>
                <draw:g>
                  <svg:desc>summary_error_rms_a1_t0028_r0001.B5:summary_error_rms_a1_t0028_r0001.O5</svg:desc>
                </draw:g>
              </table:table-cell>
              <table:table-cell office:value-type="float" office:value="0.658596135634">
                <text:p>0.658596135634</text:p>
              </table:table-cell>
              <table:table-cell office:value-type="float" office:value="0.658542845612">
                <text:p>0.658542845612</text:p>
              </table:table-cell>
              <table:table-cell office:value-type="float" office:value="0.658556176108">
                <text:p>0.658556176108</text:p>
              </table:table-cell>
              <table:table-cell office:value-type="float" office:value="0.658594011159">
                <text:p>0.658594011159</text:p>
              </table:table-cell>
              <table:table-cell office:value-type="float" office:value="0.923995606054">
                <text:p>0.923995606054</text:p>
              </table:table-cell>
              <table:table-cell office:value-type="float" office:value="0.884093474186">
                <text:p>0.884093474186</text:p>
              </table:table-cell>
              <table:table-cell office:value-type="float" office:value="0.875400099093">
                <text:p>0.875400099093</text:p>
              </table:table-cell>
              <table:table-cell office:value-type="float" office:value="0.877128549455">
                <text:p>0.877128549455</text:p>
              </table:table-cell>
              <table:table-cell office:value-type="float" office:value="0.877396451369">
                <text:p>0.877396451369</text:p>
              </table:table-cell>
              <table:table-cell office:value-type="float" office:value="0.877306529432">
                <text:p>0.877306529432</text:p>
              </table:table-cell>
              <table:table-cell office:value-type="float" office:value="0.877287816555">
                <text:p>0.877287816555</text:p>
              </table:table-cell>
              <table:table-cell office:value-type="float" office:value="0.877290744353">
                <text:p>0.877290744353</text:p>
              </table:table-cell>
              <table:table-cell office:value-type="float" office:value="0.877291695151">
                <text:p>0.877291695151</text:p>
              </table:table-cell>
            </table:table-row>
            <table:table-row>
              <table:table-cell office:value-type="string">
                <text:p>64</text:p>
                <draw:g>
                  <svg:desc>summary_error_rms_a1_t0028_r0001.A6:summary_error_rms_a1_t0028_r0001.A6</svg:desc>
                </draw:g>
              </table:table-cell>
              <table:table-cell office:value-type="float" office:value="0.565320672823">
                <text:p>0.565320672823</text:p>
                <draw:g>
                  <svg:desc>summary_error_rms_a1_t0028_r0001.B6:summary_error_rms_a1_t0028_r0001.O6</svg:desc>
                </draw:g>
              </table:table-cell>
              <table:table-cell office:value-type="float" office:value="0.658320485708">
                <text:p>0.658320485708</text:p>
              </table:table-cell>
              <table:table-cell office:value-type="float" office:value="0.658309467718">
                <text:p>0.658309467718</text:p>
              </table:table-cell>
              <table:table-cell office:value-type="float" office:value="0.658315582511">
                <text:p>0.658315582511</text:p>
              </table:table-cell>
              <table:table-cell office:value-type="float" office:value="0.658326266563">
                <text:p>0.658326266563</text:p>
              </table:table-cell>
              <table:table-cell office:value-type="float" office:value="0.638283805695">
                <text:p>0.638283805695</text:p>
              </table:table-cell>
              <table:table-cell office:value-type="float" office:value="0.571518210754">
                <text:p>0.571518210754</text:p>
              </table:table-cell>
              <table:table-cell office:value-type="float" office:value="0.557571523038">
                <text:p>0.557571523038</text:p>
              </table:table-cell>
              <table:table-cell office:value-type="float" office:value="0.559715524108">
                <text:p>0.559715524108</text:p>
              </table:table-cell>
              <table:table-cell office:value-type="float" office:value="0.560027333523">
                <text:p>0.560027333523</text:p>
              </table:table-cell>
              <table:table-cell office:value-type="float" office:value="0.55992344261">
                <text:p>0.55992344261</text:p>
              </table:table-cell>
              <table:table-cell office:value-type="float" office:value="0.55990191181">
                <text:p>0.55990191181</text:p>
              </table:table-cell>
              <table:table-cell office:value-type="float" office:value="0.559905278646">
                <text:p>0.559905278646</text:p>
              </table:table-cell>
              <table:table-cell office:value-type="float" office:value="0.559906371727">
                <text:p>0.559906371727</text:p>
              </table:table-cell>
            </table:table-row>
            <table:table-row>
              <table:table-cell office:value-type="string">
                <text:p>128</text:p>
                <draw:g>
                  <svg:desc>summary_error_rms_a1_t0028_r0001.A7:summary_error_rms_a1_t0028_r0001.A7</svg:desc>
                </draw:g>
              </table:table-cell>
              <table:table-cell office:value-type="float" office:value="0.485493760069">
                <text:p>0.485493760069</text:p>
                <draw:g>
                  <svg:desc>summary_error_rms_a1_t0028_r0001.B7:summary_error_rms_a1_t0028_r0001.O7</svg:desc>
                </draw:g>
              </table:table-cell>
              <table:table-cell office:value-type="float" office:value="0.658428540703">
                <text:p>0.658428540703</text:p>
              </table:table-cell>
              <table:table-cell office:value-type="float" office:value="0.658426565745">
                <text:p>0.658426565745</text:p>
              </table:table-cell>
              <table:table-cell office:value-type="float" office:value="0.658428242894">
                <text:p>0.658428242894</text:p>
              </table:table-cell>
              <table:table-cell office:value-type="float" office:value="0.658430877129">
                <text:p>0.658430877129</text:p>
              </table:table-cell>
              <table:table-cell office:value-type="float" office:value="0.491721375069">
                <text:p>0.491721375069</text:p>
              </table:table-cell>
              <table:table-cell office:value-type="float" office:value="0.492472824377">
                <text:p>0.492472824377</text:p>
              </table:table-cell>
              <table:table-cell office:value-type="float" office:value="0.471737230525">
                <text:p>0.471737230525</text:p>
              </table:table-cell>
              <table:table-cell office:value-type="float" office:value="0.474963177013">
                <text:p>0.474963177013</text:p>
              </table:table-cell>
              <table:table-cell office:value-type="float" office:value="0.475423127756">
                <text:p>0.475423127756</text:p>
              </table:table-cell>
              <table:table-cell office:value-type="float" office:value="0.475270181148">
                <text:p>0.475270181148</text:p>
              </table:table-cell>
              <table:table-cell office:value-type="float" office:value="0.475238488385">
                <text:p>0.475238488385</text:p>
              </table:table-cell>
              <table:table-cell office:value-type="float" office:value="0.475243444211">
                <text:p>0.475243444211</text:p>
              </table:table-cell>
              <table:table-cell office:value-type="float" office:value="0.475245053079">
                <text:p>0.475245053079</text:p>
              </table:table-cell>
            </table:table-row>
            <table:table-row>
              <table:table-cell office:value-type="string">
                <text:p>256</text:p>
                <draw:g>
                  <svg:desc>summary_error_rms_a1_t0028_r0001.A8:summary_error_rms_a1_t0028_r0001.A8</svg:desc>
                </draw:g>
              </table:table-cell>
              <table:table-cell office:value-type="float" office:value="0.0428054561257">
                <text:p>0.0428054561257</text:p>
                <draw:g>
                  <svg:desc>summary_error_rms_a1_t0028_r0001.B8:summary_error_rms_a1_t0028_r0001.O8</svg:desc>
                </draw:g>
              </table:table-cell>
              <table:table-cell office:value-type="float" office:value="0.658472248122">
                <text:p>0.658472248122</text:p>
              </table:table-cell>
              <table:table-cell office:value-type="float" office:value="0.658471817391">
                <text:p>0.658471817391</text:p>
              </table:table-cell>
              <table:table-cell office:value-type="float" office:value="0.658472244705">
                <text:p>0.658472244705</text:p>
              </table:table-cell>
              <table:table-cell office:value-type="float" office:value="0.658472898316">
                <text:p>0.658472898316</text:p>
              </table:table-cell>
              <table:table-cell office:value-type="float" office:value="0.468579550171">
                <text:p>0.468579550171</text:p>
              </table:table-cell>
              <table:table-cell office:value-type="float" office:value="0.0285040072838">
                <text:p>0.0285040072838</text:p>
              </table:table-cell>
              <table:table-cell office:value-type="float" office:value="0.0421580414881">
                <text:p>0.0421580414881</text:p>
              </table:table-cell>
              <table:table-cell office:value-type="float" office:value="0.0389885675058">
                <text:p>0.0389885675058</text:p>
              </table:table-cell>
              <table:table-cell office:value-type="float" office:value="0.0385510318557">
                <text:p>0.0385510318557</text:p>
              </table:table-cell>
              <table:table-cell office:value-type="float" office:value="0.038696089088">
                <text:p>0.038696089088</text:p>
              </table:table-cell>
              <table:table-cell office:value-type="float" office:value="0.0387262568473">
                <text:p>0.0387262568473</text:p>
              </table:table-cell>
              <table:table-cell office:value-type="float" office:value="0.0387215370506">
                <text:p>0.0387215370506</text:p>
              </table:table-cell>
              <table:table-cell office:value-type="float" office:value="0.0387200048713">
                <text:p>0.0387200048713</text:p>
              </table:table-cell>
            </table:table-row>
            <table:table-row>
              <table:table-cell office:value-type="string">
                <text:p>512</text:p>
                <draw:g>
                  <svg:desc>summary_error_rms_a1_t0028_r0001.A9:summary_error_rms_a1_t0028_r0001.A9</svg:desc>
                </draw:g>
              </table:table-cell>
              <table:table-cell office:value-type="float" office:value="0.0197201414863">
                <text:p>0.0197201414863</text:p>
                <draw:g>
                  <svg:desc>summary_error_rms_a1_t0028_r0001.B9:summary_error_rms_a1_t0028_r0001.O9</svg:desc>
                </draw:g>
              </table:table-cell>
              <table:table-cell office:value-type="float" office:value="0.658484319661">
                <text:p>0.658484319661</text:p>
              </table:table-cell>
              <table:table-cell office:value-type="float" office:value="0.65848421615">
                <text:p>0.65848421615</text:p>
              </table:table-cell>
              <table:table-cell office:value-type="float" office:value="0.658484323456">
                <text:p>0.658484323456</text:p>
              </table:table-cell>
              <table:table-cell office:value-type="float" office:value="0.658484486504">
                <text:p>0.658484486504</text:p>
              </table:table-cell>
              <table:table-cell office:value-type="float" office:value="0.465028024009">
                <text:p>0.465028024009</text:p>
              </table:table-cell>
              <table:table-cell office:value-type="float" office:value="0.0110683682544">
                <text:p>0.0110683682544</text:p>
              </table:table-cell>
              <table:table-cell office:value-type="float" office:value="0.021294904883">
                <text:p>0.021294904883</text:p>
              </table:table-cell>
              <table:table-cell office:value-type="float" office:value="0.018390553505">
                <text:p>0.018390553505</text:p>
              </table:table-cell>
              <table:table-cell office:value-type="float" office:value="0.0179944428795">
                <text:p>0.0179944428795</text:p>
              </table:table-cell>
              <table:table-cell office:value-type="float" office:value="0.0181254776149">
                <text:p>0.0181254776149</text:p>
              </table:table-cell>
              <table:table-cell office:value-type="float" office:value="0.0181527512192">
                <text:p>0.0181527512192</text:p>
              </table:table-cell>
              <table:table-cell office:value-type="float" office:value="0.0181484837077">
                <text:p>0.0181484837077</text:p>
              </table:table-cell>
              <table:table-cell office:value-type="float" office:value="0.0181470984317">
                <text:p>0.0181470984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